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7cm" svg:height="2.3cm" svg:x="6.4cm" svg:y="4.1cm">
          <text:p text:style-name="P1">Roasting Time For Chicken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6cm" svg:height="0.9cm" svg:x="1cm" svg:y="9.1cm">
          <text:p text:style-name="P2"><text:span text:style-name="T1">Input w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3.3cm" svg:height="0.9cm" svg:x="5.1cm" svg:y="9.2cm">
          <text:p text:style-name="P2"><text:span text:style-name="T1">Input stuff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5.6cm" svg:height="2cm" svg:x="8.7cm" svg:y="9.2cm">
          <text:p text:style-name="P2"><text:span text:style-name="T1">Calculate total </text:span></text:p>
          <text:p text:style-name="P2"><text:span text:style-name="T1">Roasting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5.6cm" svg:height="2cm" svg:x="14.5cm" svg:y="9.1cm">
          <text:p text:style-name="P2"><text:span text:style-name="T1">Display roasting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4cm" svg:y1="5.25cm" svg:x2="2.8cm" svg:y2="9.1cm" draw:start-shape="id1" draw:start-glue-point="5" draw:end-shape="id2" draw:end-glue-point="4" svg:d="M6400 5250h-3600v3850" svg:viewBox="0 0 3601 3851">
          <text:p/>
        </draw:connector>
        <draw:connector draw:style-name="gr2" draw:text-style-name="P1" draw:layer="layout" svg:x1="10.75cm" svg:y1="6.4cm" svg:x2="6.75cm" svg:y2="9.2cm" draw:start-shape="id1" draw:end-shape="id3" svg:d="M10750 6400v1401h-4000v1399" svg:viewBox="0 0 4001 2801">
          <text:p/>
        </draw:connector>
        <draw:connector draw:style-name="gr2" draw:text-style-name="P1" draw:layer="layout" svg:x1="10.75cm" svg:y1="4.1cm" svg:x2="17.3cm" svg:y2="9.1cm" draw:start-shape="id1" draw:start-glue-point="4" draw:end-shape="id4" draw:end-glue-point="4" svg:d="M10750 4100v-501h6550v5501" svg:viewBox="0 0 6551 5502">
          <text:p/>
        </draw:connector>
        <draw:connector draw:style-name="gr2" draw:text-style-name="P1" draw:layer="layout" svg:x1="15.1cm" svg:y1="5.25cm" svg:x2="11.5cm" svg:y2="9.2cm" draw:start-shape="id1" draw:start-glue-point="7" draw:end-shape="id5" draw:end-glue-point="4" svg:d="M15100 5250h502v2551h-4102v1399" svg:viewBox="0 0 4103 3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09:43:50.692000000</meta:creation-date>
    <dc:date>2014-11-17T09:50:25.470000000</dc:date>
    <meta:editing-duration>P0D</meta:editing-duration>
    <meta:editing-cycles>1</meta:editing-cycles>
    <meta:document-statistic meta:object-count="9"/>
    <meta:generator>LibreOffice/4.2.5.2$Windows_x86 LibreOffice_project/61cb170a04bb1f12e77c884eab9192be736ec5f5</meta:generator>
  </office:meta>
</office:document-meta>
</file>